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fo:min-height="2.163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163cm" svg:x="1.4cm" svg:y="0.337cm" presentation:class="title" presentation:user-transformed="true">
          <draw:text-box>
            <text:p>Gravitino DM indirect proves</text:p>
          </draw:text-box>
        </draw:frame>
        <draw:frame presentation:style-name="pr2" draw:text-style-name="P3" draw:layer="layout" svg:width="25.199cm" svg:height="16.993cm" svg:x="1.4cm" svg:y="3.214cm" presentation:class="subtitle" presentation:user-transformed="true">
          <draw:text-box>
            <text:list text:style-name="L2">
              <text:list-item>
                <text:p text:style-name="P2"><text:span text:style-name="T1">Status of Dark Matter hipothesis (</text:span><text:span text:style-name="T2">Motivation</text:span><text:span text:style-name="T1">)</text:span></text:p>
                <text:list>
                  <text:list-item>
                    <text:list>
                      <text:list-item>
                        <text:p text:style-name="P2"><text:span text:style-name="T1">Observational motivation, direct </text:span><text:span text:style-name="T3">proves</text:span><text:span text:style-name="T1"> and indirect hints</text:span></text:p>
                      </text:list-item>
                      <text:list-item>
                        <text:p text:style-name="P2"><text:span text:style-name="T1">Cosmic-ray data for this analysis</text:span></text:p>
                      </text:list-item>
                      <text:list-item>
                        <text:p text:style-name="P2"><text:span text:style-name="T1">Models and constrains</text:span></text:p>
                      </text:list-item>
                      <text:list-item>
                        <text:p text:style-name="P2"><text:span text:style-name="T1">Conclusions (</text:span><text:span text:style-name="T2">Question</text:span><text:span text:style-name="T1">)</text:span></text:p>
                        <text:p text:style-name="P2"><text:span text:style-name="T1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Gravitino DM plus Trilinear couplings (</text:span><text:span text:style-name="T2">Hypothesis</text:span><text:span text:style-name="T1">)</text:span></text:p>
                <text:list>
                  <text:list-item>
                    <text:list>
                      <text:list-item>
                        <text:p text:style-name="P2"><text:span text:style-name="T1">Superpotential and lagrangian</text:span></text:p>
                      </text:list-item>
                      <text:list-item>
                        <text:p text:style-name="P2"><text:span text:style-name="T1">Couplings, channels and effective unknowns</text:span></text:p>
                        <text:p text:style-name="P2"><text:span text:style-name="T1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Multimessenger analysis (</text:span><text:span text:style-name="T2">Falsification attempt</text:span><text:span text:style-name="T1">)</text:span></text:p>
                <text:list>
                  <text:list-item>
                    <text:list>
                      <text:list-item>
                        <text:p text:style-name="P2"><text:span text:style-name="T1">Gravitino observables</text:span></text:p>
                        <text:list>
                          <text:list-item>
                            <text:list>
                              <text:list-item>
                                <text:p text:style-name="P2"><text:span text:style-name="T1">Local electron-positron flux</text:span></text:p>
                              </text:list-item>
                              <text:list-item>
                                <text:p text:style-name="P2"><text:span text:style-name="T1">Extragalactic gamma-ray flux</text:span></text:p>
                              </text:list-item>
                              <text:list-item>
                                <text:p text:style-name="P2"><text:span text:style-name="T1">Neutrino masses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"><text:span text:style-name="T1">Statistical analysis of cosmic-ray data</text:span></text:p>
                        <text:p text:style-name="P2"><text:span text:style-name="T1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Conclusions and perspectives (</text:span><text:span text:style-name="T2">More data is necessary</text:span><text:span text:style-name="T1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163cm" svg:x="1.401cm" svg:y="0.338cm" presentation:class="title" presentation:user-transformed="true">
          <draw:text-box>
            <text:p>Status of Dark Matter model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1:44:48.245898752</meta:creation-date>
    <dc:date>2019-01-05T13:52:59.920670757</dc:date>
    <meta:editing-duration>PT2H8M10S</meta:editing-duration>
    <meta:editing-cycles>11</meta:editing-cycles>
    <meta:generator>LibreOffice/5.1.6.2$Linux_X86_64 LibreOffice_project/10m0$Build-2</meta:generator>
    <meta:document-statistic meta:object-count="28"/>
  </office:meta>
</office:document-meta>
</file>